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c74" officeooo:paragraph-rsid="0010fc74"/>
    </style:style>
    <style:style style:name="P2" style:family="paragraph" style:parent-style-name="Standard">
      <style:text-properties fo:font-weight="normal" officeooo:rsid="0010fc74" officeooo:paragraph-rsid="0010fc74" style:font-weight-asian="normal" style:font-weight-complex="normal"/>
    </style:style>
    <style:style style:name="P3" style:family="paragraph" style:parent-style-name="Standard">
      <style:text-properties fo:font-weight="bold" officeooo:rsid="0010fc74" officeooo:paragraph-rsid="0010fc7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23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<text:s/>Result</text:span></text:p>
      <text:p text:style-name="P1"><text:span text:style-name="T1"/></text:p>
      <text:p text:style-name="P2">After Factor analysis on the feature matrix five components were selected and different algorithms were tried.</text:p>
      <text:p text:style-name="P2"/>
      <text:p text:style-name="P3">Results on 5 fold cross Validation of training data </text:p>
      <text:p text:style-name="P2"/>
      <text:p text:style-name="P2">1. Linear regression on Components obtained by PCA – average precision score – 0.62</text:p>
      <text:p text:style-name="P2"/>
      <text:p text:style-name="P2">2. Bagging based approach -</text:p>
      <text:p text:style-name="P2"><text:s text:c="4"/></text:p>
      <text:p text:style-name="P2"><text:s/>Random forest on <text:s/>Components obtained by PCA - average precision score – 0.72</text:p>
      <text:p text:style-name="P2"/>
      <text:p text:style-name="P2">3. <text:s/>Linear regression on Components obtained by Partial least square technique – 0.68</text:p>
      <text:p text:style-name="P2"/>
      <text:p text:style-name="P2">4. Bagging based approach -</text:p>
      <text:p text:style-name="P2"/>
      <text:p text:style-name="P2">Random forest on <text:s/>Components obtained by <text:span text:style-name="T2">partial least square technique </text:span>- average precision score – 0.86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5:12:49.818329196</meta:creation-date>
    <dc:date>2018-01-24T15:21:16.914374005</dc:date>
    <meta:editing-duration>PT8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7" meta:character-count="634" meta:non-whitespace-character-count="484"/>
  </office:meta>
</office:document-meta>
</file>